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1">
      <style:text-properties officeooo:rsid="00116c70" officeooo:paragraph-rsid="00116c70"/>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uddy Rich: The World's Greatest Drummer</text:h>
      <text:p text:style-name="Text_20_body">Bernard "Buddy" Rich (1917-1987) was an American jazz drummer and bandleader, widely considered one of the most influential and skilled drummers in history. His incredible technique, speed, and showmanship earned him the nickname "The World's Greatest Drummer."</text:p>
      <text:h text:style-name="Heading_20_2" text:outline-level="2">Early Life and Career</text:h>
      <text:p text:style-name="Text_20_body">Born to vaudeville performers in Brooklyn, New York, Rich began his career as a child prodigy. He was performing as "Traps the Drum Wonder" by the age of four, demonstrating his natural talent and flair for entertainment from an early age.</text:p>
      <text:h text:style-name="Heading_20_2" text:outline-level="2">Musical Style and Innovations</text:h>
      <text:p text:style-name="Text_20_body">Rich's drumming style was characterized by:</text:p>
      <text:list text:style-name="L1">
        <text:list-item>
          <text:p text:style-name="P3">Exceptional speed and precision </text:p>
        </text:list-item>
        <text:list-item>
          <text:p text:style-name="P3">Powerful single-stroke rolls </text:p>
        </text:list-item>
        <text:list-item>
          <text:p text:style-name="P3">Innovative use of the hi-hat cymbal </text:p>
        </text:list-item>
        <text:list-item>
          <text:p text:style-name="P2">Ability to seamlessly blend jazz, swing, and rock techniques </text:p>
        </text:list-item>
      </text:list>
      <text:p text:style-name="Text_20_body">He was known for his explosive solos and his ability to maintain complex rhythms at breakneck speeds.</text:p>
      <text:h text:style-name="Heading_20_2" text:outline-level="2">Career Highlights</text:h>
      <text:list text:style-name="L2">
        <text:list-item>
          <text:p text:style-name="P5">Performed with jazz legends like Tommy Dorsey, Artie Shaw, and Harry James </text:p>
        </text:list-item>
        <text:list-item>
          <text:p text:style-name="P5">Led his own big bands from the 1940s until his death </text:p>
        </text:list-item>
        <text:list-item>
          <text:p text:style-name="P5">Appeared regularly on popular TV shows, including "The Tonight Show Starring Johnny Carson" </text:p>
        </text:list-item>
        <text:list-item>
          <text:p text:style-name="P4">Released numerous albums, both with his big band and in small group settings </text:p>
        </text:list-item>
      </text:list>
      <text:h text:style-name="Heading_20_2" text:outline-level="2">Legacy</text:h>
      <text:p text:style-name="Text_20_body">Buddy Rich's influence extends far beyond jazz. Many rock drummers, including John Bonham, Keith Moon, and Neil Peart, cited Rich as a major influence. His technical proficiency and showmanship continue to inspire drummers across all genres of music.</text:p>
      <text:p text:style-name="Text_20_body">Rich's dedication to his craft was summed up in his famous quote: "If you don't have ability, you end up playing in a rock ba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14:18:52.151740879</meta:creation-date>
    <dc:date>2024-09-18T14:20:30.369619575</dc:date>
    <meta:editing-duration>PT1M39S</meta:editing-duration>
    <meta:editing-cycles>1</meta:editing-cycles>
    <meta:generator>LibreOffice/7.4.7.2$Linux_X86_64 LibreOffice_project/40$Build-2</meta:generator>
    <meta:document-statistic meta:table-count="0" meta:image-count="0" meta:object-count="0" meta:page-count="1" meta:paragraph-count="19" meta:word-count="260" meta:character-count="1599" meta:non-whitespace-character-count="1358"/>
  </office:meta>
</office:document-meta>
</file>